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43938" officeooo:paragraph-rsid="00143938"/>
    </style:style>
    <style:style style:name="P2" style:family="paragraph" style:parent-style-name="Standard">
      <style:paragraph-properties fo:text-align="center" style:justify-single-word="false"/>
      <style:text-properties officeooo:rsid="0014512b" officeooo:paragraph-rsid="0014512b"/>
    </style:style>
    <style:style style:name="P3" style:family="paragraph" style:parent-style-name="Standard">
      <style:paragraph-properties fo:text-align="center" style:justify-single-word="false"/>
      <style:text-properties fo:language="pt" fo:country="BR" officeooo:rsid="00143938" officeooo:paragraph-rsid="00143938" style:font-size-asian="10.5pt" style:shadow="none"/>
    </style:style>
    <style:style style:name="P4" style:family="paragraph" style:parent-style-name="Standard">
      <style:paragraph-properties fo:text-align="center" style:justify-single-word="false"/>
      <style:text-properties fo:language="pt" fo:country="BR" officeooo:rsid="00143938" officeooo:paragraph-rsid="001c49d7" style:font-size-asian="10.5pt" style:shadow="none"/>
    </style:style>
    <style:style style:name="P5" style:family="paragraph" style:parent-style-name="Standard">
      <style:paragraph-properties fo:text-align="start" style:justify-single-word="false"/>
      <style:text-properties fo:language="pt" fo:country="BR" officeooo:rsid="00143938" officeooo:paragraph-rsid="00143938" style:font-size-asian="10.5pt" style:shadow="none"/>
    </style:style>
    <style:style style:name="P6" style:family="paragraph" style:parent-style-name="Standard">
      <style:paragraph-properties fo:text-align="start" style:justify-single-word="false"/>
      <style:text-properties fo:language="pt" fo:country="BR" officeooo:rsid="00143938" officeooo:paragraph-rsid="0014512b" style:font-size-asian="10.5pt" style:shadow="none"/>
    </style:style>
    <style:style style:name="P7" style:family="paragraph" style:parent-style-name="Standard">
      <style:paragraph-properties fo:text-align="start" style:justify-single-word="false"/>
      <style:text-properties fo:language="pt" fo:country="BR" officeooo:rsid="00143938" officeooo:paragraph-rsid="001610c7" style:font-size-asian="10.5pt" style:shadow="none"/>
    </style:style>
    <style:style style:name="P8" style:family="paragraph" style:parent-style-name="Standard">
      <style:paragraph-properties fo:text-align="center" style:justify-single-word="false"/>
      <style:text-properties fo:language="pt" fo:country="BR" officeooo:rsid="001610c7" officeooo:paragraph-rsid="001610c7" style:font-size-asian="10.5pt" style:shadow="none"/>
    </style:style>
    <style:style style:name="P9" style:family="paragraph" style:parent-style-name="Standard">
      <style:paragraph-properties fo:text-align="start" style:justify-single-word="false"/>
      <style:text-properties fo:language="pt" fo:country="BR" officeooo:rsid="001610c7" officeooo:paragraph-rsid="001610c7" style:font-size-asian="10.5pt" style:shadow="none"/>
    </style:style>
    <style:style style:name="P10" style:family="paragraph" style:parent-style-name="Standard" style:list-style-name="L1">
      <style:paragraph-properties fo:text-align="start" style:justify-single-word="false"/>
      <style:text-properties fo:language="pt" fo:country="BR" officeooo:paragraph-rsid="001610c7" style:font-size-asian="10.5pt" style:shadow="none"/>
    </style:style>
    <style:style style:name="P11" style:family="paragraph" style:parent-style-name="Standard" style:list-style-name="L2">
      <style:paragraph-properties fo:text-align="start" style:justify-single-word="false"/>
      <style:text-properties fo:language="pt" fo:country="BR" officeooo:paragraph-rsid="001610c7" style:font-size-asian="10.5pt" style:shadow="none"/>
    </style:style>
    <style:style style:name="P12" style:family="paragraph" style:parent-style-name="Standard" style:list-style-name="L3">
      <style:paragraph-properties fo:text-align="start" style:justify-single-word="false"/>
      <style:text-properties fo:language="pt" fo:country="BR" officeooo:paragraph-rsid="001610c7" style:font-size-asian="10.5pt" style:shadow="none"/>
    </style:style>
    <style:style style:name="P13" style:family="paragraph" style:parent-style-name="Standard" style:list-style-name="L4">
      <style:paragraph-properties fo:text-align="start" style:justify-single-word="false"/>
      <style:text-properties fo:language="pt" fo:country="BR" officeooo:paragraph-rsid="001610c7" style:font-size-asian="10.5pt" style:shadow="none"/>
    </style:style>
    <style:style style:name="P14" style:family="paragraph" style:parent-style-name="Standard" style:list-style-name="L6">
      <style:paragraph-properties fo:text-align="start" style:justify-single-word="false"/>
      <style:text-properties fo:language="pt" fo:country="BR" officeooo:paragraph-rsid="001610c7" style:font-size-asian="10.5pt" style:shadow="none"/>
    </style:style>
    <style:style style:name="P15" style:family="paragraph" style:parent-style-name="Standard" style:list-style-name="L5">
      <style:paragraph-properties fo:text-align="start" style:justify-single-word="false"/>
      <style:text-properties fo:language="pt" fo:country="BR" officeooo:paragraph-rsid="001610c7" style:font-size-asian="10.5pt" style:shadow="none"/>
    </style:style>
    <style:style style:name="P16" style:family="paragraph" style:parent-style-name="Standard">
      <style:paragraph-properties fo:text-align="center" style:justify-single-word="false"/>
      <style:text-properties fo:language="pt" fo:country="BR" officeooo:rsid="0017c6a7" officeooo:paragraph-rsid="0017c6a7" style:font-size-asian="10.5pt" style:shadow="none"/>
    </style:style>
    <style:style style:name="P17" style:family="paragraph" style:parent-style-name="Standard">
      <style:paragraph-properties fo:text-align="start" style:justify-single-word="false"/>
      <style:text-properties fo:language="pt" fo:country="BR" officeooo:rsid="0017c6a7" officeooo:paragraph-rsid="0017c6a7" style:font-size-asian="10.5pt" style:shadow="none"/>
    </style:style>
    <style:style style:name="P18" style:family="paragraph" style:parent-style-name="Standard">
      <style:paragraph-properties fo:text-align="center" style:justify-single-word="false"/>
      <style:text-properties fo:language="pt" fo:country="BR" officeooo:rsid="001e1b92" officeooo:paragraph-rsid="001e1b92" style:font-size-asian="10.5pt" style:shadow="none"/>
    </style:style>
    <style:style style:name="P19" style:family="paragraph" style:parent-style-name="Standard">
      <style:paragraph-properties fo:text-align="start" style:justify-single-word="false"/>
      <style:text-properties fo:language="pt" fo:country="BR" officeooo:rsid="001e1b92" officeooo:paragraph-rsid="001e1b92" style:font-size-asian="10.5pt" style:shadow="none"/>
    </style:style>
    <style:style style:name="P20" style:family="paragraph" style:parent-style-name="Standard">
      <style:paragraph-properties fo:text-align="start" style:justify-single-word="false"/>
      <style:text-properties fo:language="pt" fo:country="BR" officeooo:rsid="001e883d" officeooo:paragraph-rsid="001e883d" style:font-size-asian="10.5pt" style:shadow="none"/>
    </style:style>
    <style:style style:name="P21" style:family="paragraph" style:parent-style-name="Standard">
      <style:paragraph-properties fo:text-align="center" style:justify-single-word="false"/>
      <style:text-properties fo:language="pt" fo:country="BR" officeooo:rsid="001e883d" officeooo:paragraph-rsid="001e883d" style:font-size-asian="10.5pt" style:shadow="none"/>
    </style:style>
    <style:style style:name="P22" style:family="paragraph" style:parent-style-name="Standard">
      <style:paragraph-properties fo:text-align="start" style:justify-single-word="false"/>
      <style:text-properties fo:language="pt" fo:country="BR" officeooo:rsid="001fce54" officeooo:paragraph-rsid="001fce54" style:font-size-asian="10.5pt" style:shadow="none"/>
    </style:style>
    <style:style style:name="P23" style:family="paragraph" style:parent-style-name="Standard">
      <style:paragraph-properties fo:text-align="start" style:justify-single-word="false"/>
      <style:text-properties fo:language="pt" fo:country="BR" officeooo:rsid="001fce54" officeooo:paragraph-rsid="00229c51" style:font-size-asian="10.5pt" style:shadow="none"/>
    </style:style>
    <style:style style:name="P24" style:family="paragraph" style:parent-style-name="Standard">
      <style:paragraph-properties fo:text-align="start" style:justify-single-word="false"/>
      <style:text-properties fo:language="pt" fo:country="BR" officeooo:rsid="00229c51" officeooo:paragraph-rsid="00229c51" style:font-size-asian="10.5pt" style:shadow="none"/>
    </style:style>
    <style:style style:name="P25" style:family="paragraph" style:parent-style-name="Standard">
      <style:paragraph-properties fo:text-align="start" style:justify-single-word="false"/>
      <style:text-properties fo:language="pt" fo:country="BR" fo:font-weight="bold" officeooo:rsid="001610c7" officeooo:paragraph-rsid="001610c7" style:font-size-asian="10.5pt" style:font-weight-asian="bold" style:font-weight-complex="bold" style:shadow="none"/>
    </style:style>
    <style:style style:name="P26" style:family="paragraph" style:parent-style-name="Standard">
      <style:paragraph-properties fo:text-align="start" style:justify-single-word="false"/>
      <style:text-properties fo:language="pt" fo:country="BR" fo:font-weight="bold" officeooo:rsid="001fce54" officeooo:paragraph-rsid="001fce54" style:font-size-asian="10.5pt" style:font-weight-asian="bold" style:font-weight-complex="bold" style:shadow="none"/>
    </style:style>
    <style:style style:name="P27" style:family="paragraph" style:parent-style-name="Standard">
      <style:paragraph-properties fo:text-align="start" style:justify-single-word="false"/>
      <style:text-properties fo:language="pt" fo:country="BR" fo:font-weight="bold" officeooo:rsid="00229c51" officeooo:paragraph-rsid="00229c51" style:font-size-asian="10.5pt" style:font-weight-asian="bold" style:font-weight-complex="bold" style:shadow="none"/>
    </style:style>
    <style:style style:name="P28"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1610c7" officeooo:paragraph-rsid="001610c7" style:font-size-asian="10.5pt" style:font-weight-asian="bold" style:font-weight-complex="bold" style:shadow="none"/>
    </style:style>
    <style:style style:name="P29"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143938" officeooo:paragraph-rsid="00143938" style:font-size-asian="10.5pt" style:font-weight-asian="bold" style:font-weight-complex="bold" style:shadow="none"/>
    </style:style>
    <style:style style:name="P30"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1e1b92" officeooo:paragraph-rsid="001e1b92" style:font-size-asian="10.5pt" style:font-weight-asian="bold" style:font-weight-complex="bold" style:shadow="none"/>
    </style:style>
    <style:style style:name="P31" style:family="paragraph" style:parent-style-name="Standard">
      <style:paragraph-properties fo:text-align="start" style:justify-single-word="false"/>
      <style:text-properties fo:language="pt" fo:country="BR" style:text-underline-style="solid" style:text-underline-width="auto" style:text-underline-color="font-color" officeooo:rsid="001fce54" officeooo:paragraph-rsid="001fce54" style:font-size-asian="10.5pt" style:shadow="none"/>
    </style:style>
    <style:style style:name="P32" style:family="paragraph" style:parent-style-name="Standard">
      <style:paragraph-properties fo:text-align="start" style:justify-single-word="false"/>
      <style:text-properties fo:language="pt" fo:country="BR" style:text-underline-style="solid" style:text-underline-width="auto" style:text-underline-color="font-color" officeooo:rsid="001fce54" officeooo:paragraph-rsid="00229c51" style:font-size-asian="10.5pt" style:shadow="none"/>
    </style:style>
    <style:style style:name="P33" style:family="paragraph" style:parent-style-name="Standard">
      <style:paragraph-properties fo:text-align="start" style:justify-single-word="false"/>
      <style:text-properties fo:language="pt" fo:country="BR" style:text-underline-style="solid" style:text-underline-width="auto" style:text-underline-color="font-color" fo:font-weight="normal" officeooo:rsid="001fce54" officeooo:paragraph-rsid="001fce54" style:font-size-asian="10.5pt" style:font-weight-asian="normal" style:font-weight-complex="normal" style:shadow="none"/>
    </style:style>
    <style:style style:name="P34" style:family="paragraph" style:parent-style-name="Standard">
      <style:paragraph-properties fo:text-align="start" style:justify-single-word="false"/>
      <style:text-properties fo:language="pt" fo:country="BR" style:text-underline-style="solid" style:text-underline-width="auto" style:text-underline-color="font-color" fo:font-weight="normal" officeooo:rsid="001fce54" officeooo:paragraph-rsid="00229c51" style:font-size-asian="10.5pt" style:font-weight-asian="normal" style:font-weight-complex="normal" style:shadow="none"/>
    </style:style>
    <style:style style:name="P35" style:family="paragraph" style:parent-style-name="Standard">
      <style:paragraph-properties fo:text-align="start" style:justify-single-word="false"/>
      <style:text-properties fo:language="pt" fo:country="BR" fo:font-weight="normal" officeooo:rsid="001fce54" officeooo:paragraph-rsid="001fce54" style:font-size-asian="10.5pt" style:font-weight-asian="normal" style:font-weight-complex="normal" style:shadow="none"/>
    </style:style>
    <style:style style:name="P36" style:family="paragraph" style:parent-style-name="Standard">
      <style:paragraph-properties fo:text-align="start" style:justify-single-word="false"/>
      <style:text-properties fo:language="pt" fo:country="BR" fo:font-weight="normal" officeooo:rsid="001fce54" officeooo:paragraph-rsid="00229c51" style:font-size-asian="10.5pt" style:font-weight-asian="normal" style:font-weight-complex="normal" style:shadow="none"/>
    </style:style>
    <style:style style:name="P37" style:family="paragraph" style:parent-style-name="Standard">
      <style:paragraph-properties fo:text-align="start" style:justify-single-word="false"/>
      <style:text-properties fo:language="pt" fo:country="BR" fo:font-weight="normal" officeooo:rsid="00229c51" officeooo:paragraph-rsid="00229c51" style:font-size-asian="10.5pt" style:font-weight-asian="normal" style:font-weight-complex="normal" style:shadow="none"/>
    </style:style>
    <style:style style:name="P38" style:family="paragraph" style:parent-style-name="Standard">
      <style:paragraph-properties fo:text-align="start" style:justify-single-word="false"/>
      <style:text-properties fo:language="pt" fo:country="BR" style:text-underline-style="none" officeooo:rsid="001fce54" officeooo:paragraph-rsid="001fce54" style:font-size-asian="10.5pt" style:shadow="none"/>
    </style:style>
    <style:style style:name="P39" style:family="paragraph" style:parent-style-name="Standard">
      <style:paragraph-properties fo:text-align="start" style:justify-single-word="false"/>
      <style:text-properties fo:language="pt" fo:country="BR" style:text-underline-style="none" officeooo:rsid="00229c51" officeooo:paragraph-rsid="00229c51" style:font-size-asian="10.5pt" style:shadow="none"/>
    </style:style>
    <style:style style:name="T1" style:family="text">
      <style:text-properties officeooo:rsid="0014512b"/>
    </style:style>
    <style:style style:name="T2" style:family="text">
      <style:text-properties officeooo:rsid="001610c7"/>
    </style:style>
    <style:style style:name="T3" style:family="text">
      <style:text-properties officeooo:rsid="0017c6a7"/>
    </style:style>
    <style:style style:name="T4" style:family="text">
      <style:text-properties fo:language="pt" fo:country="BR" style:font-size-asian="10.5pt" style:shadow="none"/>
    </style:style>
    <style:style style:name="T5" style:family="text">
      <style:text-properties officeooo:rsid="0019a416"/>
    </style:style>
    <style:style style:name="T6" style:family="text">
      <style:text-properties officeooo:rsid="001c49d7"/>
    </style:style>
    <style:style style:name="T7" style:family="text">
      <style:text-properties officeooo:rsid="001fce54"/>
    </style:style>
    <style:style style:name="T8" style:family="text">
      <style:text-properties fo:font-weight="bold" style:font-weight-asian="bold" style:font-weight-complex="bold"/>
    </style:style>
    <style:style style:name="T9" style:family="text">
      <style:text-properties officeooo:rsid="00229c51"/>
    </style:style>
    <style:style style:name="T10" style:family="text">
      <style:text-properties fo:font-weight="normal" style:font-weight-asian="normal" style:font-weight-complex="normal"/>
    </style:style>
    <style:style style:name="T11" style:family="text">
      <style:text-properties fo:font-weight="normal" officeooo:rsid="001fce54"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o Ekiga – IHC </text:p>
      <text:p text:style-name="P3"/>
      <text:p text:style-name="P2"><text:span text:style-name="T4">Github com dados do projeto: </text:span><text:a xlink:type="simple" xlink:href="https://github.com/WaGjUb/IHC">https://github.com/WaGjUb/IHC</text:a></text:p>
      <text:p text:style-name="P1"><text:span text:style-name="T4">Daniel Costa Valerio, </text:span><text:a xlink:type="simple" xlink:href="mailto:danielvalerio@alunos.utfpr.edu.br">danielvalerio@alunos.utfpr.edu.br</text:a></text:p>
      <text:p text:style-name="P4">Vitorio Miguel Prieto Cilia, <text:a xlink:type="simple" xlink:href="mailto:vitorio@alunos.utfpr.edu.br"><text:span text:style-name="T6">vitorio@alunos.utfpr.edu.br</text:span></tex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9">Descrição do projeto <text:span text:style-name="T1">e do software Ekiga</text:span></text:p>
      <text:p text:style-name="P3"/>
      <text:p text:style-name="P5"><text:tab/>O objetivo deste projeto é que aprendamos os fundamentos de IHC e apliquemos na prática seus fundamentos teóricos aprendidos em sala de aula. Várias decisões precisaram ser tomadas para a realização e conclusão deste projeto. Escolhemos portando um software livre denominado “Ekiga”, tal ferramenta atua na área de intercomunicação; sendo um software que reúne video conferência, mensagens instantâneas e ligações telefônicas; através da internet.</text:p>
      <text:p text:style-name="P6"><text:tab/>Por que o Ekiga? Nós notamos o software escolhido como algo interessante e que pode ser muito útil como uma alternativa para comunicações. Porém ele poderia ser alterado visando uma usabilidade mais eficiente para que usuários distintos possam, sem frustração, realizar seus interesses e tarefas com auxilio do Ekiga. <text:span text:style-name="T1">O software Ekiga nos pareceu ser um software adequado para ser utilizado no estudo, pois apresenta diversas ferramentas e tarefas. Sua documentação e acesso de comunicação com desenvolvedores e a comunidade são explícitos e de fácil acesso. Sua melhora irá contribuir para a comunidade do software livre e para seus usuários, podendo atrair mais usuários, aumentar o publico alvo para o software e tornar a experiencia com o uso de suas ferramentas mais agradável.</text:span></text:p>
      <text:p text:style-name="P6"><text:tab/><text:span text:style-name="T1">Estimamos, inicialmente, quais seriam os principais usuários deste segmento de software. Concluímos, através de uma breve análise e debate, que qualquer pessoa ou grupo de pessoas que desejam realizar uma comunicação via áudio, texto ou video; além da transferência de arquivos podem ser possíveis usuários do software. Não havendo restrição de idade, sexo, ou nacionalidade. Os requisitos são apenas a conexão com alguma rede <text:s/>e uma conta ISP para realização do login. O software Ekiga que é suportado originalmente pelos sistemas operacionais Windows e Linux, mas têm seu código aberto, portanto pode ser adaptado e compilado para qualquer outro sistema operacional.</text:span></text:p>
      <text:p text:style-name="P7"><text:tab/><text:span text:style-name="T2">Para que possamos ter uma noção maior da importância do segmento de software escolhido, criamos um cenário hipotético no qual não há esse tipo de sistema, concluímos que sem este tipo de sistema, não haveria um meio de comunicação que una todas as funcionalidades já pré-existentes em uma única aplicação. As pessoas precisariam encontrar-se pessoalmente ou utilizar serviços de e-mail, telefonia e video conferência de maneira isolada. Já com este sistema, as pessoas encontram a facilidade de ter todas as ferramentas de forma unida, assim obtendo uma melhor experiência, podendo optar pela ferramenta de comunicação que melhor se adapta a sua necessidade no momento.</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28">Metas de usabilidade</text:p>
      <text:p text:style-name="P8"/>
      <text:p text:style-name="P25">Como o sistema é capaz de permitir pessoas aprendê-lo, realizar suas tarefas de forma eficiente e acessar as informações que precisam ?</text:p>
      <text:p text:style-name="P25"/>
      <text:list xml:id="list1136937474668532691" text:style-name="L1">
        <text:list-item>
          <text:p text:style-name="P10"><text:span text:style-name="T2">O sistema deve ser capaz de tornar suas ferramentas mais intuitivas e diretas, apesar de haver uma janela inicial para ajudar usuários inexperientes a utilizar o software, uma linguagem mais objetiva e que abranja também usuários sem conhecimento técnicos; deveria ser utilizada.</text:span></text:p>
        </text:list-item>
      </text:list>
      <text:p text:style-name="P9"/>
      <text:p text:style-name="P25">Como o sistema garante que, uma vez aprendido com usá-lo, seja mantido um alto índice de produtividade das tarefas?</text:p>
      <text:p text:style-name="P25"/>
      <text:list xml:id="list4702019747276400564" text:style-name="L2">
        <text:list-item>
          <text:p text:style-name="P11"><text:span text:style-name="T2">Permitir que o usuário possa fazer uso por meio de atalhos, deixar as funcionalidades do Ekiga mais aparentes e acessíveis, ícones e tarefas bem associadas e intuitivas.</text:span></text:p>
        </text:list-item>
      </text:list>
      <text:p text:style-name="P9"/>
      <text:p text:style-name="P25">Como o sistema protege o usuário de possíveis erros? </text:p>
      <text:p text:style-name="P25"/>
      <text:list xml:id="list7232805322365922491" text:style-name="L3">
        <text:list-item>
          <text:p text:style-name="P12"><text:span text:style-name="T2">Tempo mínimo antes de efetuar uma chamada, ajudar e melhorar o modo de fazer a configuração para uso do software, uma chamada de teste que funcione, diagnósticos eficientes do erro e como solucioná-lo.</text:span></text:p>
        </text:list-item>
      </text:list>
      <text:p text:style-name="P9"/>
      <text:p text:style-name="P25">Quais são as ferramentas oferecidas pelo sistema que provêm uma série de funcionalidades que permite os usuários realizar suas tarefas da forma que desejam?</text:p>
      <text:p text:style-name="P25"/>
      <text:list xml:id="list8302472357160149906" text:style-name="L4">
        <text:list-item>
          <text:p text:style-name="P13"><text:span text:style-name="T2">Um assistente bom, interface de fácil usabilidade, descrição das ferramentas.</text:span></text:p>
        </text:list-item>
      </text:list>
      <text:p text:style-name="P25"/>
      <text:p text:style-name="P25">Como o sistema provê a possibilidade do usuário aprender como utilizar o sistema apenas explorando sua interface?</text:p>
      <text:p text:style-name="P25"/>
      <text:list xml:id="list3629160640610863953" text:style-name="L6">
        <text:list-item>
          <text:p text:style-name="P14"><text:span text:style-name="T2">Botões com símbolos mais sugestivos, menus e botões com as ferramentas que o Ekiga pode oferecer.</text:span></text:p>
        </text:list-item>
      </text:list>
      <text:p text:style-name="P9"/>
      <text:p text:style-name="P25">Quais tipos de suporte têm na interface para auxiliar usuários relembrar como realizar suas tarefas?</text:p>
      <text:p text:style-name="P25"/>
      <text:list xml:id="list6842961748056381994" text:style-name="L5">
        <text:list-item>
          <text:p text:style-name="P15"><text:span text:style-name="T3">Ícones padronizados e de fácil acesso.</text:span></text:p>
        </text:list-item>
      </text:list>
      <text:p text:style-name="P6"/>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29">Metas de experiência do usuário</text:p>
      <text:p text:style-name="P3"/>
      <text:p text:style-name="P17"><text:tab/>Para que se tenha uma experiência agradável com o software, é necessário que o sistema realize no mínimo as tarefas básicas a ele submetidas de maneira direta e fácil. Tal ação é importante pois se o usuário não consegue nem realizar o básico do sistema, não há motivo para que este permaneça a tentar utilizá-lo já que este tipo de sistema têm outros softwares para substituir suas funcionalidades.</text:p>
      <text:p text:style-name="P17"><text:tab/>Portanto uma interface comunicativa, planejada para que o usuário não cometa erros, e tenha ao seu dispor todas as funcionalidades do software de maneira acessível, é necessária para que o usuário não se frustre ao utilizar qualquer tipo de software, <text:span text:style-name="T5">sendo assim, nossa meta inicial é garantir que esses requisitos sejam ao menos cumpridos.</text:span></text:p>
      <text:p text:style-name="P17"/>
      <text:p text:style-name="P17"/>
      <text:p text:style-name="P17"/>
      <text:p text:style-name="P30">Metas de coleta de dados</text:p>
      <text:p text:style-name="P18"/>
      <text:p text:style-name="P19"><text:tab/>O principal objetivo com a coleta é saber quais são as maiores dificuldades dos usuários no uso do software, para isto triangulamos as coletas obtendo informações através de formulários pela internet, realizamos entrevistas aos usuários.</text:p>
      <text:p text:style-name="P20">Algumas metas:</text:p>
      <text:p text:style-name="P19">-Verificar outros softwares do mesmo segmento, pois assim é possível verificar novas ferramentas e como elas solucionaram problemas referentes a interface, além de que é possível tornar a interface seja adaptativa e completa em relação aos outros softwares afim de que um usuário de outro software possa migrar sem sofrer dificuldades em utilizar sua ferramenta.</text:p>
      <text:p text:style-name="P19">-Verificar qual provedor SIP e H323 as pessoas mais utilizam, porque assim o Ekiga pode sugerir novos provedores para seus usuários e até mesmo unir-se a tais provedores, afim de obter maior renome.</text:p>
      <text:p text:style-name="P19">-Quantas tentativas foram necessárias para a instalação e configuração do software até sua primeira chamada, pois com isso é possível saber se os usuários estão tendo ou não dificuldades para utilizar o software.</text:p>
      <text:p text:style-name="P19">-Quão difícil é para o usuário se adaptar com a interface, assim é possível melhorar os aspectos que geram mais problemas para o uso do usuário. </text:p>
      <text:p text:style-name="P19">- Há diversas fontes de informação, tais como, documentação, fórum, usuários, etc; </text:p>
      <text:p text:style-name="P19">- Através das fontes disponíveis podemos direcionar cada uma para as requisições necessárias. <text:s/>No caso das metas anteriores citadas podemos por exemplo na primeira e segunda opção realizar pesquisas através da internet sobre os softwares do mesmo segmento, na terceira e quarta, podemos utilizar tanto as documentações existentes e realizar perguntas para os desenvolvedores e usuários do SL.</text:p>
      <text:p text:style-name="P19">-Primeiramente verificaremos através de perguntas o nível de conhecimento técnico do usuário, analisaremos se o sexo e idade do usuário influencia na percepção do sistema. Verificaremos se o software agrada aparentemente e funcionalmente o usuário, o que o entrevistado sugere como maneira de melhora para o Ekiga tornando-o mais comunicativo e eficiente.</text:p>
      <text:p text:style-name="P19">-Gostaríamos também de analisar o comportamento do usuário mediante a utilização do software para compreender se sua visão e opinião sobre o software é modificada após o uso.</text:p>
      <text:p text:style-name="P19"><text:soft-page-break/>-Após uma breve reflexão, constatamos que é possível obter tais informações mediante a formulários na internet, entrar em contato com usuários, pesquisas tanto no site do software quando em fóruns, no curso com os colegas, etc.</text:p>
      <text:p text:style-name="P17"/>
      <text:p text:style-name="P17"/>
      <text:p text:style-name="P17"/>
      <text:p text:style-name="P17"/>
      <text:p text:style-name="P17"/>
      <text:p text:style-name="P17"/>
      <text:p text:style-name="P21">Análise de Requisitos</text:p>
      <text:p text:style-name="P21"/>
      <text:p text:style-name="P21"/>
      <text:p text:style-name="P20">Listamos as principais tarefas do software Ekiga para que possamos realizar a análise. São elas: Realizar uma chamada, enviar mensagens e adicionar um novo contat<text:span text:style-name="T7">o.</text:span></text:p>
      <text:p text:style-name="P20"/>
      <text:p text:style-name="P26">0 – Adicionar um novo contato</text:p>
      <text:p text:style-name="P35">1 – Vá para a tela inicial do Ekiga</text:p>
      <text:p text:style-name="P35">2 – Na barra de menu clique na opção chat</text:p>
      <text:p text:style-name="P35">3 – Selecione a opção “adicionar contato”</text:p>
      <text:p text:style-name="P35">4 – Preencha os dados e conclua o operação</text:p>
      <text:p text:style-name="P35"/>
      <text:p text:style-name="P27">0 – Enviar Mensagens</text:p>
      <text:p text:style-name="P37">1 – Vá para a tela inicial do Ekiga</text:p>
      <text:p text:style-name="P24"><text:span text:style-name="T11">2 – Escolha o contato para qual deseja realizar a chamad</text:span><text:span text:style-name="T10">a</text:span></text:p>
      <text:p text:style-name="P23">2.1 Entre na lista de contatos</text:p>
      <text:p text:style-name="P36">2.2 Procure pelo contato desejado</text:p>
      <text:p text:style-name="P34">Se encontrar: </text:p>
      <text:p text:style-name="P23">2.3 Clique com o botão direito no nome do contato</text:p>
      <text:p text:style-name="P36">2.4 Clique no botão referente a <text:span text:style-name="T9">enviar mensagem</text:span></text:p>
      <text:p text:style-name="P32">Se não encontrar:</text:p>
      <text:p text:style-name="P39">2.3 adicione o contato desejado e retorne ao item 1</text:p>
      <text:p text:style-name="P39"/>
      <text:p text:style-name="P22"><text:span text:style-name="T8">0 – Realizar uma chamada</text:span></text:p>
      <text:p text:style-name="P22">1 – Vá para a tela inicial do Ekiga</text:p>
      <text:p text:style-name="P22">2 – Escolha o contato para qual deseja realizar a chamada</text:p>
      <text:p text:style-name="P22">Plano A:</text:p>
      <text:p text:style-name="P22">2.1 Entre na lista de contatos</text:p>
      <text:p text:style-name="P22">2.2 Procure pelo contato desejado</text:p>
      <text:p text:style-name="P33">Se encontrar: </text:p>
      <text:p text:style-name="P22">2.3 Clique com o botão direito no nome do contato</text:p>
      <text:p text:style-name="P22">2.4 Clique no botão referente a chamar</text:p>
      <text:p text:style-name="P31">Se não encontrar:</text:p>
      <text:p text:style-name="P38">2.3 Clique no botão do teclado numérico</text:p>
      <text:p text:style-name="P38">2.4 Digite o sip ou telefone para qual deseja realizar a chamada</text:p>
      <text:p text:style-name="P38">2.5 Clique no botão de efetuar chamada</text:p>
      <text:p text:style-name="P38"/>
      <text:p text:style-name="P38"/>
      <text:p text:style-name="P22"/>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GjUb </meta:initial-creator>
    <meta:creation-date>2015-11-25T09:06:58.918646015</meta:creation-date>
    <dc:date>2015-11-25T12:52:17.548845288</dc:date>
    <dc:creator>WaGjUb </dc:creator>
    <meta:editing-duration>PT2H55M42S</meta:editing-duration>
    <meta:editing-cycles>3</meta:editing-cycles>
    <meta:generator>LibreOffice/4.2.8.2$Linux_X86_64 LibreOffice_project/420m0$Build-2</meta:generator>
    <meta:document-statistic meta:table-count="0" meta:image-count="0" meta:object-count="0" meta:page-count="7" meta:paragraph-count="68" meta:word-count="1381" meta:character-count="8755" meta:non-whitespace-character-count="7393"/>
  </office:meta>
</office:document-meta>
</file>